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2DF4FDC62397953D6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a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33cm" svg:y="-1.517cm" svg:width="19.78cm" svg:height="28.903cm" draw:z-index="0"><draw:image xlink:href="Pictures/10000001000001F7000002DF4FDC62397953D6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3:25:00.147000000</meta:creation-date>
    <dc:date>2025-03-02T13:29:29.497000000</dc:date>
    <meta:editing-duration>PT2M59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